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2161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1" table:number-columns-repeated="2"/>
        </table:table-row>
        <table:table-row table:style-name="ro2">
          <table:table-cell office:value-type="float" office:value="0.1">
            <text:p>0.1</text:p>
          </table:table-cell>
          <table:table-cell table:number-columns-repeated="5"/>
          <table:table-cell table:formula="oooc:=AVERAGE([.A2:.F2])" office:value-type="float" office:value="0.1">
            <text:p>0.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<text:a xlink:href="http://bugzilla.gnome.org/show_bug.cgi?id=403631">403631</text:a></text:p>
          </table:table-cell>
          <table:table-cell office:value-type="string">
            <text:p>Only the first two items in combo boxes are spoken in Ubuntu Feisty Fawn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3:.F3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4:.F4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5:.F5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formula="oooc:=AVERAGE([.A6:.F6])" office:value-type="float" office:value="4">
            <text:p>4</text:p>
          </table:table-cell>
          <table:table-cell office:value-type="string">
            <text:p>GNOME 2.18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7787">397787</text:a></text:p>
          </table:table-cell>
          <table:table-cell office:value-type="string">
            <text:p>Orca non-responsive if OOo goes into crash recovery mode.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7:.F7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formula="oooc:=AVERAGE([.A8:.F8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9:.F9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10:.F10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11:.F11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ooc:=AVERAGE([.A12:.F12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number-columns-repeated="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13:.F13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number-columns-repeated="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14:.F14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15:.F15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number-columns-repeated="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16:.F16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ooc:=AVERAGE([.A17:.F17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number-columns-repeated="2"/>
        </table:table-row>
        <table:table-row table:style-name="ro2">
          <table:table-cell office:value-type="float" office:value="14.1">
            <text:p>14.1</text:p>
          </table:table-cell>
          <table:table-cell table:number-columns-repeated="5"/>
          <table:table-cell table:formula="oooc:=AVERAGE([.A18:.F18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number-columns-repeated="2"/>
        </table:table-row>
        <table:table-row table:style-name="ro2">
          <table:table-cell office:value-type="float" office:value="14.2">
            <text:p>14.2</text:p>
          </table:table-cell>
          <table:table-cell table:number-columns-repeated="5"/>
          <table:table-cell table:formula="oooc:=AVERAGE([.A19:.F19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number-columns-repeated="2"/>
        </table:table-row>
        <table:table-row table:style-name="ro2">
          <table:table-cell office:value-type="float" office:value="14.3">
            <text:p>14.3</text:p>
          </table:table-cell>
          <table:table-cell table:number-columns-repeated="5"/>
          <table:table-cell table:formula="oooc:=AVERAGE([.A20:.F20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formula="oooc:=AVERAGE([.A21:.F21])" office:value-type="float" office:value="15">
            <text:p>1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22:.F22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23:.F23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24:.F24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25:.F25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26:.F26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27:.F27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number-columns-repeated="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28:.F28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number-columns-repeated="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29:.F29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number-columns-repeated="2"/>
        </table:table-row>
        <table:table-row table:style-name="ro2">
          <table:table-cell office:value-type="float" office:value="22.3">
            <text:p>22.3</text:p>
          </table:table-cell>
          <table:table-cell table:number-columns-repeated="5"/>
          <table:table-cell table:formula="oooc:=AVERAGE([.A30:.F30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number-columns-repeated="2"/>
        </table:table-row>
        <table:table-row table:style-name="ro2">
          <table:table-cell office:value-type="float" office:value="22.4">
            <text:p>22.4</text:p>
          </table:table-cell>
          <table:table-cell table:number-columns-repeated="5"/>
          <table:table-cell table:formula="oooc:=AVERAGE([.A31:.F31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"/>
        </table:table-row>
        <table:table-row table:style-name="ro2">
          <table:table-cell office:value-type="float" office:value="22.5">
            <text:p>22.5</text:p>
          </table:table-cell>
          <table:table-cell table:number-columns-repeated="5"/>
          <table:table-cell table:formula="oooc:=AVERAGE([.A32:.F32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number-columns-repeated="2"/>
        </table:table-row>
        <table:table-row table:style-name="ro2">
          <table:table-cell office:value-type="float" office:value="22.6">
            <text:p>22.6</text:p>
          </table:table-cell>
          <table:table-cell table:number-columns-repeated="5"/>
          <table:table-cell table:formula="oooc:=AVERAGE([.A33:.F33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number-columns-repeated="2"/>
        </table:table-row>
        <table:table-row table:style-name="ro2">
          <table:table-cell office:value-type="float" office:value="22.7">
            <text:p>22.7</text:p>
          </table:table-cell>
          <table:table-cell table:number-columns-repeated="5"/>
          <table:table-cell table:formula="oooc:=AVERAGE([.A34:.F34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35:.F35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36:.F36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37:.F37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ooc:=AVERAGE([.A38:.F38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39:.F39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40:.F40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41:.F41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5"/>
          <table:table-cell table:formula="oooc:=AVERAGE([.A42:.F42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 ID</text:p>
          </table:table-cell>
          <table:table-cell office:value-type="string">
            <text:p>Support for gnucash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43:.F43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5"/>
          <table:table-cell table:formula="oooc:=AVERAGE([.A44:.F44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 ID</text:p>
          </table:table-cell>
          <table:table-cell office:value-type="string">
            <text:p>Support for Rhythmbox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45:.F45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ooc:=AVERAGE([.A46:.F46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ooc:=AVERAGE([.A47:.F47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ooc:=AVERAGE([.A48:.F48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49:.F49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formula="oooc:=AVERAGE([.A50:.F50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 ID</text:p>
          </table:table-cell>
          <table:table-cell office:value-type="string">
            <text:p>Support for Planner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51:.F51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52:.F52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5"/>
          <table:table-cell table:formula="oooc:=AVERAGE([.A53:.F53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 ID</text:p>
          </table:table-cell>
          <table:table-cell office:value-type="string">
            <text:p>Support for a bittorrent client.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54:.F54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formula="oooc:=AVERAGE([.A55:.F55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56:.F56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57:.F57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number-columns-repeated="5"/>
          <table:table-cell table:formula="oooc:=AVERAGE([.A58:.F58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 ID</text:p>
          </table:table-cell>
          <table:table-cell office:value-type="string">
            <text:p>Support for Liferea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number-columns-repeated="5"/>
          <table:table-cell table:formula="oooc:=AVERAGE([.A59:.F59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 ID</text:p>
          </table:table-cell>
          <table:table-cell office:value-type="string">
            <text:p>Support for gnome-blogger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60:.F60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61:.F61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formula="oooc:=AVERAGE([.A62:.F62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formula="oooc:=AVERAGE([.A63:.F63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64:.F64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65:.F65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66:.F66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5"/>
          <table:table-cell table:formula="oooc:=AVERAGE([.A67:.F67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 ID</text:p>
          </table:table-cell>
          <table:table-cell office:value-type="string">
            <text:p>Support for gftp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68:.F68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69:.F69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5"/>
          <table:table-cell table:formula="oooc:=AVERAGE([.A70:.F70])" office:value-type="float" office:value="58">
            <text:p>5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  <table:table-cell table:formula="oooc:=AVERAGE([.A71:.F71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72:.F72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73:.F73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74:.F74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  <table:table-cell table:formula="oooc:=AVERAGE([.A75:.F75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76:.F76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77:.F77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78:.F78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79:.F7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0:.F8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1:.F8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2:.F8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3:.F8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4:.F8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5:.F8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6:.F8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7:.F8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8:.F8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5781">395781</text:a></text:p>
          </table:table-cell>
          <table:table-cell office:value-type="string">
            <text:p>Indicate the tree level of items in the Gaim (post 2.0 beta 3.1) buddy list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9:.F8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0:.F9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1:.F9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2:.F9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3:.F9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4:.F9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5:.F9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6:.F9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7:.F9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8:.F9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9:.F9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0:.F10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1:.F10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2:.F10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3:.F10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4:.F10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5:.F10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5745">355745</text:a></text:p>
          </table:table-cell>
          <table:table-cell office:value-type="string">
            <text:p>[blocked] Firefox web proxy entry cannot be reported by orca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6:.F10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7:.F10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8:.F10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9:.F10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0:.F1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1:.F1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2:.F1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3:.F1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80050">380050</text:a></text:p>
          </table:table-cell>
          <table:table-cell office:value-type="string">
            <text:p>New window should be focused after user presses "Quit" or "Preferences" button in orca preferences window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4:.F1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5:.F1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1889">401889</text:a></text:p>
          </table:table-cell>
          <table:table-cell office:value-type="string">
            <text:p>Orca does not speak backspaced characters in certain dialogs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6:.F1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7:.F1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8:.F1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9:.F1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0:.F1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1:.F1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2:.F1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number-columns-repeated="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3:.F1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2:Sheet1.IV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1">02/11/2007</text:date>, <text:time>13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Willie Walker</meta:initial-creator>
    <meta:creation-date>2007-02-11T13:18:15</meta:creation-date>
    <dc:creator>Willie Walker</dc:creator>
    <dc:date>2007-02-11T13:42:37</dc:date>
    <dc:language>en-US</dc:language>
    <meta:editing-cycles>4</meta:editing-cycles>
    <meta:editing-duration>PT24M24S</meta:editing-duration>
    <meta:user-defined meta:name="Info 1"/>
    <meta:user-defined meta:name="Info 2"/>
    <meta:user-defined meta:name="Info 3"/>
    <meta:user-defined meta:name="Info 4"/>
    <meta:document-statistic meta:table-count="3" meta:cell-count="866"/>
  </office:meta>
</office:document-meta>
</file>